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30000039A8868B0804EA8082E.png" manifest:media-type="image/png"/>
  <manifest:file-entry manifest:full-path="Pictures/100000010000077D00000393E37F371DC5BCCD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width="17cm" svg:height="8.225cm" draw:z-index="0"><draw:image xlink:href="Pictures/10000001000007730000039A8868B0804EA8082E.png" xlink:type="simple" xlink:show="embed" xlink:actuate="onLoad" draw:mime-type="image/png"/></draw:frame><draw:frame draw:style-name="fr1" draw:name="Imagen2" text:anchor-type="char" svg:x="0cm" svg:y="8.223cm" svg:width="17cm" svg:height="8.109cm" draw:z-index="1"><draw:image xlink:href="Pictures/100000010000077D00000393E37F371DC5BCCD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4:36:08.235000000</meta:creation-date>
    <dc:date>2023-09-21T14:51:50.845000000</dc:date>
    <meta:editing-duration>PT15M42S</meta:editing-duration>
    <meta:editing-cycles>3</meta:editing-cycles>
    <meta:generator>LibreOffice/7.4.6.2$Windows_X86_64 LibreOffice_project/5b1f5509c2decdade7fda905e3e1429a67acd63d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